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</office:automatic-styles>
  <office:body>
    <office:text text:use-soft-page-breaks="true">
      <text:p text:style-name="P1">BN testen op conditional independencies</text:p>
      <text:list text:style-name="LFO1" text:continue-numbering="true">
        <text:list-item>
          <text:p text:style-name="P2">kijken of pijlen gepruned kunnen worden</text:p>
          <text:list text:continue-numbering="true">
            <text:list-item>
              <text:p text:style-name="P3">minder parameters</text:p>
            </text:list-item>
            <text:list-item>
              <text:p text:style-name="P4">idealiter: 1 parameter ↔ 10 data punten</text:p>
            </text:list-item>
            <text:list-item>
              <text:p text:style-name="P5">tabel van aantal parameters in netwerk</text:p>
            </text:list-item>
          </text:list>
        </text:list-item>
        <text:list-item>
          <text:p text:style-name="P6">conditionele onafhankelijkheid → pijl onnodig</text:p>
        </text:list-item>
        <text:list-item>
          <text:p text:style-name="P7">gebruik chi kwadraat test</text:p>
          <text:list text:continue-numbering="true">
            <text:list-item>
              <text:p text:style-name="P8">grote p-waarde → pijl onnodig</text:p>
            </text:list-item>
            <text:list-item>
              <text:p text:style-name="P9">kleine p-waarde → behoud de pijl</text:p>
            </text:list-item>
          </text:list>
        </text:list-item>
        <text:list-item>
          <text:p text:style-name="P10">wanneer conditionele set niet leeg is</text:p>
          <text:list text:continue-numbering="true">
            <text:list-item>
              <text:p text:style-name="P11">voer meerdere chi kwadraat tests uit</text:p>
            </text:list-item>
            <text:list-item>
              <text:p text:style-name="P12">maak histogrammen → welke waardes komen het meest voor</text:p>
            </text:list-item>
          </text:list>
        </text:list-item>
      </text:list>
      <text:p text:style-name="Standard"/>
      <text:p text:style-name="Standard">Lineair model</text:p>
      <text:list text:style-name="LFO2" text:continue-numbering="true">
        <text:list-item>
          <text:p text:style-name="P13">lavaan package ipv pgmpy</text:p>
        </text:list-item>
        <text:list-item>
          <text:p text:style-name="P14">kan geen predictions maken in pgmpy\</text:p>
          <text:list text:continue-numbering="true">
            <text:list-item>
              <text:p text:style-name="P15">cpt model wel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se Zwamborn</meta:initial-creator>
    <dc:creator>Jesse Zwamborn</dc:creator>
    <meta:creation-date>2017-12-15T11:24:00Z</meta:creation-date>
    <dc:date>2017-12-15T11:24:00Z</dc:date>
    <meta:template xlink:href="Normal.dotm" xlink:type="simple"/>
    <meta:editing-cycles>2</meta:editing-cycles>
    <meta:editing-duration>PT60S</meta:editing-duration>
    <meta:document-statistic meta:page-count="1" meta:paragraph-count="1" meta:word-count="79" meta:character-count="532" meta:row-count="3" meta:non-whitespace-character-count="454"/>
  </office:meta>
</office:document-meta>
</file>